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74286" style:font-weight-asian="bold" style:font-weight-complex="bold"/>
    </style:style>
    <style:style style:name="P2" style:family="paragraph" style:parent-style-name="Standard">
      <style:text-properties fo:font-style="normal" fo:font-weight="normal" officeooo:paragraph-rsid="00174286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weight="normal" officeooo:paragraph-rsid="00174286" style:font-weight-asian="normal" style:font-weight-complex="normal"/>
    </style:style>
    <style:style style:name="P4" style:family="paragraph" style:parent-style-name="Standard">
      <style:text-properties officeooo:paragraph-rsid="00174286"/>
    </style:style>
    <style:style style:name="P5" style:family="paragraph" style:parent-style-name="Standard">
      <style:text-properties officeooo:rsid="00174286" officeooo:paragraph-rsid="00174286"/>
    </style:style>
    <style:style style:name="P6" style:family="paragraph" style:parent-style-name="Standard" style:master-page-name="Standard">
      <style:paragraph-properties style:page-number="auto"/>
      <style:text-properties officeooo:paragraph-rsid="00174286"/>
    </style:style>
    <style:style style:name="P7" style:family="paragraph" style:parent-style-name="Standard">
      <style:text-properties fo:font-weight="bold" officeooo:paragraph-rsid="00174286" style:font-weight-asian="bold" style:font-weight-complex="bold"/>
    </style:style>
    <style:style style:name="P8" style:family="paragraph" style:parent-style-name="Standard" style:list-style-name="L1">
      <style:text-properties fo:font-weight="bold" officeooo:paragraph-rsid="00174286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74286" style:font-weight-asian="bold" style:font-weight-complex="bold"/>
    </style:style>
    <style:style style:name="P10" style:family="paragraph" style:parent-style-name="Standard" style:list-style-name="L3">
      <style:text-properties fo:font-weight="bold" officeooo:paragraph-rsid="00174286" style:font-weight-asian="bold" style:font-weight-complex="bold"/>
    </style:style>
    <style:style style:name="P11" style:family="paragraph" style:parent-style-name="Standard" style:list-style-name="L4">
      <style:text-properties fo:font-weight="bold" officeooo:paragraph-rsid="00174286" style:font-weight-asian="bold" style:font-weight-complex="bold"/>
    </style:style>
    <style:style style:name="P12" style:family="paragraph" style:parent-style-name="Standard" style:list-style-name="L5">
      <style:text-properties fo:font-weight="bold" officeooo:paragraph-rsid="00174286" style:font-weight-asian="bold" style:font-weight-complex="bold"/>
    </style:style>
    <style:style style:name="P13" style:family="paragraph" style:parent-style-name="Standard" style:list-style-name="L6">
      <style:text-properties fo:font-weight="bold" officeooo:paragraph-rsid="00174286" style:font-weight-asian="bold" style:font-weight-complex="bold"/>
    </style:style>
    <style:style style:name="P14" style:family="paragraph" style:parent-style-name="Standard" style:list-style-name="L7">
      <style:text-properties fo:font-weight="bold" officeooo:paragraph-rsid="00174286" style:font-weight-asian="bold" style:font-weight-complex="bold"/>
    </style:style>
    <style:style style:name="P15" style:family="paragraph" style:parent-style-name="Standard" style:list-style-name="L8">
      <style:text-properties fo:font-weight="bold" officeooo:paragraph-rsid="00174286" style:font-weight-asian="bold" style:font-weight-complex="bold"/>
    </style:style>
    <style:style style:name="P16" style:family="paragraph" style:parent-style-name="Standard" style:list-style-name="L9">
      <style:text-properties fo:font-weight="bold" officeooo:paragraph-rsid="00174286" style:font-weight-asian="bold" style:font-weight-complex="bold"/>
    </style:style>
    <style:style style:name="P17" style:family="paragraph" style:parent-style-name="Standard" style:list-style-name="L10">
      <style:text-properties fo:font-weight="bold" officeooo:paragraph-rsid="00174286" style:font-weight-asian="bold" style:font-weight-complex="bold"/>
    </style:style>
    <style:style style:name="P18" style:family="paragraph" style:parent-style-name="Standard" style:list-style-name="L11">
      <style:text-properties fo:font-weight="bold" officeooo:paragraph-rsid="00174286" style:font-weight-asian="bold" style:font-weight-complex="bold"/>
    </style:style>
    <style:style style:name="P19" style:family="paragraph" style:parent-style-name="Standard" style:list-style-name="L12">
      <style:text-properties fo:font-weight="bold" officeooo:paragraph-rsid="00174286" style:font-weight-asian="bold" style:font-weight-complex="bold"/>
    </style:style>
    <style:style style:name="P20" style:family="paragraph" style:parent-style-name="Standard" style:list-style-name="L13">
      <style:text-properties fo:font-weight="bold" officeooo:paragraph-rsid="00174286" style:font-weight-asian="bold" style:font-weight-complex="bold"/>
    </style:style>
    <style:style style:name="P21" style:family="paragraph" style:parent-style-name="Standard" style:list-style-name="L14">
      <style:text-properties fo:font-weight="bold" officeooo:paragraph-rsid="00174286" style:font-weight-asian="bold" style:font-weight-complex="bold"/>
    </style:style>
    <style:style style:name="P22" style:family="paragraph" style:parent-style-name="Standard" style:list-style-name="L15">
      <style:text-properties fo:font-weight="bold" officeooo:paragraph-rsid="00174286" style:font-weight-asian="bold" style:font-weight-complex="bold"/>
    </style:style>
    <style:style style:name="P23" style:family="paragraph" style:parent-style-name="Standard" style:list-style-name="L16">
      <style:text-properties fo:font-weight="bold" officeooo:paragraph-rsid="00174286" style:font-weight-asian="bold" style:font-weight-complex="bold"/>
    </style:style>
    <style:style style:name="P24" style:family="paragraph" style:parent-style-name="Standard">
      <style:text-properties fo:font-style="normal" fo:font-weight="normal" officeooo:paragraph-rsid="0017428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weight="normal" officeooo:paragraph-rsid="00174286" style:font-weight-asian="normal" style:font-weight-complex="normal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paragraph-rsid="00174286" style:font-weight-asian="bold" style:font-weight-complex="bold"/>
    </style:style>
    <style:style style:name="T1" style:family="text">
      <style:text-properties officeooo:rsid="00174286"/>
    </style:style>
    <style:style style:name="T2" style:family="text">
      <style:text-properties officeooo:rsid="001747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 – <text:span text:style-name="T1">Shaunak Joshi</text:span></text:p>
      <text:p text:style-name="P4">Gr No – 16<text:span text:style-name="T1">1042</text:span></text:p>
      <text:p text:style-name="P4">Roll No - <text:s/><text:span text:style-name="T1">48</text:span></text:p>
      <text:p text:style-name="P4">Class – TY-H H- <text:span text:style-name="T1">B3</text:span><text:tab/><text:tab/><text:tab/><text:tab/></text:p>
      <text:p text:style-name="P26"><text:tab/><text:tab/><text:tab/><text:tab/>Assignment 1 : Basic Commands</text:p>
      <text:p text:style-name="P1"/>
      <text:list xml:id="list3377301980" text:style-name="L1">
        <text:list-item>
          <text:p text:style-name="P8">ls</text:p>
        </text:list-item>
      </text:list>
      <text:p text:style-name="P4">cd Desktop/</text:p>
      <text:p text:style-name="P4">shaunak@Ubuntu-Virtualbox:~/Desktop$ ls</text:p>
      <text:p text:style-name="P4">a.out <text:s text:c="3"/>Documents <text:s text:c="8"/>Music <text:s/>OST.java <text:s/>SY+TY</text:p>
      <text:p text:style-name="P4">CN <text:s text:c="6"/>Downloads <text:s text:c="8"/>OS <text:s text:c="4"/>Pictures <text:s/>Templates</text:p>
      <text:p text:style-name="P4">Desktop <text:s/>examples.desktop <text:s/>OSP1 <text:s text:c="2"/>Public <text:s text:c="3"/>Videos</text:p>
      <text:p text:style-name="P4"/>
      <text:list xml:id="list786483925" text:style-name="L2">
        <text:list-item>
          <text:p text:style-name="P9">ls -r</text:p>
        </text:list-item>
      </text:list>
      <text:p text:style-name="P4">ls -r</text:p>
      <text:p text:style-name="P4">Videos <text:s text:c="4"/>SY+TY <text:s text:c="2"/>Pictures <text:s/>OSP1 <text:s/>Music <text:s text:c="12"/>Downloads <text:s/>Desktop <text:s/>a.out</text:p>
      <text:p text:style-name="P4">Templates <text:s/>Public <text:s/>OST.java <text:s/>OS <text:s text:c="3"/>examples.desktop <text:s/>Documents <text:s/>CN</text:p>
      <text:p text:style-name="P4"/>
      <text:list xml:id="list46319132" text:style-name="L3">
        <text:list-item>
          <text:p text:style-name="P10">ls -a</text:p>
        </text:list-item>
      </text:list>
      <text:p text:style-name="P4">ls -a</text:p>
      <text:p text:style-name="P4">. <text:s text:c="13"/>.cache <text:s text:c="4"/>examples.desktop <text:s/>OS <text:s text:c="7"/>.ssh</text:p>
      <text:p text:style-name="P4">.. <text:s text:c="12"/>CN <text:s text:c="8"/>.gnupg <text:s text:c="11"/>OSP1 <text:s text:c="5"/>.sudo_as_admin_successful</text:p>
      <text:p text:style-name="P4">a.out <text:s text:c="9"/>.config <text:s text:c="3"/>.ICEauthority <text:s text:c="4"/>OST.java <text:s/>SY+TY</text:p>
      <text:p text:style-name="P4">.bash_history <text:s/>Desktop <text:s text:c="3"/>.local <text:s text:c="11"/>Pictures <text:s/>Templates</text:p>
      <text:p text:style-name="P4">.bash_logout <text:s text:c="2"/>Documents <text:s/>.mozilla <text:s text:c="9"/>.profile <text:s/>Videos</text:p>
      <text:p text:style-name="P4">.bashrc <text:s text:c="7"/>Downloads <text:s/>Music <text:s text:c="12"/>Public <text:s text:c="3"/>.viminfo</text:p>
      <text:p text:style-name="P4"/>
      <text:p text:style-name="P4"/>
      <text:list xml:id="list620987785" text:style-name="L4">
        <text:list-item>
          <text:p text:style-name="P11">ls -R</text:p>
        </text:list-item>
      </text:list>
      <text:p text:style-name="P4">ls -R</text:p>
      <text:p text:style-name="P4">a.out <text:s text:c="3"/>Documents <text:s text:c="8"/>Music <text:s/>OST.java <text:s/>SY+TY</text:p>
      <text:p text:style-name="P4">CN <text:s text:c="6"/>Downloads <text:s text:c="8"/>OS <text:s text:c="4"/>Pictures <text:s/>Templates</text:p>
      <text:p text:style-name="P4">Desktop <text:s/>examples.desktop <text:s/>OSP1 <text:s text:c="2"/>Public <text:s text:c="3"/>Videos</text:p>
      <text:p text:style-name="P4"/>
      <text:p text:style-name="P4">./CN:</text:p>
      <text:p text:style-name="P4">a.out <text:s/>crc.cpp <text:s/>df.cpp <text:s text:c="10"/>hamming.cpp <text:s text:c="5"/>Stopwait.cpp <text:s/>testbash.sh</text:p>
      <text:p text:style-name="P4">crc.c <text:s/>crc.odt <text:s/>Hammingcode.odt <text:s/>slidingwindow.c <text:s/>string.sh</text:p>
      <text:p text:style-name="P4"/>
      <text:p text:style-name="P4">./Desktop:</text:p>
      <text:p text:style-name="P4"/>
      <text:p text:style-name="P4">./Documents:</text:p>
      <text:p text:style-name="P4">OS_H_48_A3.odt</text:p>
      <text:p text:style-name="P4"/>
      <text:p text:style-name="P4">./Downloads:</text:p>
      <text:p text:style-name="P4">'1002_Assignment 1(Roll No 30)(1).docx' <text:s text:c="2"/>attachments.zip</text:p>
      <text:p text:style-name="P4">'1002_Assignment 1(Roll No 30).docx' <text:s text:c="5"/>fwdos.zip</text:p>
      <text:p text:style-name="P4">'1003_Assignment 2(Roll No - 30).docx' <text:s text:c="3"/>inputfile.txt</text:p>
      <text:p text:style-name="P4"><text:s/>5_6087031147441684551 <text:s text:c="19"/>OSPhase1Program.java</text:p>
      <text:p text:style-name="P4">'5_6087031147441684551(1)' <text:s text:c="15"/>outputfile.txt</text:p>
      <text:p text:style-name="P4"><text:s/>886_Assign3.zip <text:s text:c="25"/>roundrts1.cpp</text:p>
      <text:p text:style-name="P4"/>
      <text:p text:style-name="P4">./Music:</text:p>
      <text:p text:style-name="P4"><text:soft-page-break/></text:p>
      <text:p text:style-name="P4">./OS:</text:p>
      <text:p text:style-name="P4"><text:s/>A1.sh <text:s text:c="4"/>OS <text:s text:c="12"/>output.txt <text:s text:c="4"/>Phase2.java <text:s/>'Producer Consumer.docx'</text:p>
      <text:p text:style-name="P4"><text:s/>cpu <text:s text:c="6"/>osphase1.c <text:s text:c="4"/>phase1.c <text:s text:c="6"/>pj <text:s text:c="11"/>readerwriter.c</text:p>
      <text:p text:style-name="P4"><text:s/>crc.cpp <text:s text:c="2"/>OSPHASE1.odt <text:s text:c="2"/>Phase2.class <text:s text:c="2"/>prj <text:s text:c="9"/>'Reader Writer.docx'</text:p>
      <text:p text:style-name="P4"/>
      <text:p text:style-name="P4">./OS/cpu:</text:p>
      <text:p text:style-name="P4">Assign3</text:p>
      <text:p text:style-name="P4"/>
      <text:p text:style-name="P4">./OS/cpu/Assign3:</text:p>
      <text:p text:style-name="P4">FCFS.class <text:s/>FCFS.png <text:s text:c="16"/>roundrobin.class <text:s/>roundrobin.png</text:p>
      <text:p text:style-name="P4">FCFS.java <text:s text:c="2"/>H_48_CPU_SCHEDULING.zip <text:s/>roundrobin.java</text:p>
      <text:p text:style-name="P4"/>
      <text:p text:style-name="P4">./OS/OS:</text:p>
      <text:p text:style-name="P4"><text:s/>Assignments <text:s text:c="2"/>OS.class <text:s/>'OSPhase 2.docx' <text:s text:c="2"/>outputfile.txt <text:s text:c="2"/>Phase2.class</text:p>
      <text:p text:style-name="P4"><text:s/>OS1.class <text:s text:c="4"/>OS.java <text:s text:c="3"/>OSPP <text:s text:c="13"/>PCB.class</text:p>
      <text:p text:style-name="P4"/>
      <text:p text:style-name="P4">./OS/OS/Assignments:</text:p>
      <text:p text:style-name="P4"><text:s/>data.sh <text:s text:c="19"/>File.sh <text:s text:c="12"/>'OS Shell scripting.docx'</text:p>
      <text:p text:style-name="P4">'Dining Philosopher.docx' <text:s text:c="2"/>lab_statement.docx <text:s text:c="2"/>Vowel.sh</text:p>
      <text:p text:style-name="P4"/>
      <text:p text:style-name="P4">./OS/OS/OSPP:</text:p>
      <text:p text:style-name="P4">inputefile.txt <text:s/>OSPhase1.class <text:s/>OSPhase1.java <text:s/>Phase.class</text:p>
      <text:p text:style-name="P4">OS1.class <text:s text:c="6"/>OSPhase1.docx <text:s text:c="2"/>output.txt</text:p>
      <text:p text:style-name="P4"/>
      <text:p text:style-name="P4">./OS/pj:</text:p>
      <text:p text:style-name="P4">inputfile.txt <text:s text:c="9"/>OSPhase1Program.java <text:s/>Output.txt</text:p>
      <text:p text:style-name="P4">OSPhase1Program.class <text:s/>outputfile.txt</text:p>
      <text:p text:style-name="P4"/>
      <text:p text:style-name="P4">./OS/prj:</text:p>
      <text:p text:style-name="P4"><text:s/>687_TY_OS_H1_as1.docx <text:s/>'689_TY_IT_PHASE1 (1).docx' <text:s text:c="2"/>689_TY_OS_H08_Phase1.doc</text:p>
      <text:p text:style-name="P4"><text:s/>689_Phase1.zip <text:s text:c="9"/>689_TY_OS_H06_Phase1.doc <text:s text:c="4"/>OSP</text:p>
      <text:p text:style-name="P4"/>
      <text:p text:style-name="P4">./OS/prj/OSP:</text:p>
      <text:p text:style-name="P4">input_Phase1.txt <text:s/>Output1.txt <text:s/>Phase1.class <text:s/>Phase1.java</text:p>
      <text:p text:style-name="P4"/>
      <text:p text:style-name="P4">./OSP1:</text:p>
      <text:p text:style-name="P4">OSPhase1Program.class <text:s/>OSPhase1Program.java <text:s/>OSPHASE1.txt</text:p>
      <text:p text:style-name="P4"/>
      <text:p text:style-name="P4">./Pictures:</text:p>
      <text:p text:style-name="P4"><text:s/>cd.png <text:s text:c="3"/>Hamming.png <text:s text:c="2"/>pwd.png <text:s text:c="3"/>'Screenshot from 2019-02-07 16-55-27.png'</text:p>
      <text:p text:style-name="P4"><text:s/>crc.png <text:s text:c="2"/>ls.png <text:s text:c="7"/>rmdir.png <text:s text:c="2"/>uname.png</text:p>
      <text:p text:style-name="P4"/>
      <text:p text:style-name="P4">./Public:</text:p>
      <text:p text:style-name="P4"/>
      <text:p text:style-name="P4">./SY+TY:</text:p>
      <text:p text:style-name="P4"><text:s/>01Knapsack.c <text:s text:c="3"/>DAA <text:s text:c="7"/>DS <text:s text:c="8"/>hamming.cpp <text:s text:c="5"/>prim.cpp <text:s text:c="3"/>tes.cpp</text:p>
      <text:p text:style-name="P4"><text:s/>ALGO <text:s text:c="11"/>d.c <text:s text:c="7"/>DSA <text:s text:c="7"/>job_seq.cpp <text:s text:c="5"/>Qsort.c <text:s text:c="4"/>tsort.c</text:p>
      <text:p text:style-name="P4"><text:s/>a.out <text:s text:c="10"/>dfsbfs.c <text:s/>'DSA AGN' <text:s text:c="2"/>job_squen.cpp <text:s text:c="3"/>tbt.cpp</text:p>
      <text:p text:style-name="P4"><text:s/>bucketddl.cpp <text:s text:c="2"/>dll.c <text:s text:c="5"/>fibo.c <text:s text:c="4"/>multistage.cpp <text:s text:c="2"/>tbttrav.c</text:p>
      <text:p text:style-name="P4"/>
      <text:p text:style-name="P4">./SY+TY/ALGO:</text:p>
      <text:p text:style-name="P4"><text:soft-page-break/>Algorithms.exe <text:s/>AnimAlg.dll <text:s/>fg <text:s/>readme.txt <text:s/>run.bat <text:s/>shortestPathAlgorithm</text:p>
      <text:p text:style-name="P4"/>
      <text:p text:style-name="P4">./SY+TY/ALGO/fg:</text:p>
      <text:p text:style-name="P4">Algorithms <text:s/>AnimAlg</text:p>
      <text:p text:style-name="P4"/>
      <text:p text:style-name="P4">./SY+TY/ALGO/fg/Algorithms:</text:p>
      <text:p text:style-name="P4">Algorithms.clw <text:s text:c="4"/>Algorithms.h <text:s text:c="7"/>dijkstra.cpp <text:s/>Resource.h</text:p>
      <text:p text:style-name="P4">Algorithms.cpp <text:s text:c="4"/>Algorithms.rc <text:s text:c="6"/>dijkstra.h <text:s text:c="3"/>ShorthestPath.cpp</text:p>
      <text:p text:style-name="P4">AlgorithmsDoc.cpp <text:s/>AlgorithmsView.cpp <text:s/>MainFrm.cpp <text:s text:c="2"/>ShorthestPath.h</text:p>
      <text:p text:style-name="P4">AlgorithmsDoc.h <text:s text:c="3"/>AlgorithmsView.h <text:s text:c="3"/>MainFrm.h <text:s text:c="4"/>StdAfx.cpp</text:p>
      <text:p text:style-name="P4">Algorithms.dsp <text:s text:c="4"/>ChildFrm.cpp <text:s text:c="7"/>ReadMe.txt <text:s text:c="3"/>StdAfx.h</text:p>
      <text:p text:style-name="P4">Algorithms.dsw <text:s text:c="4"/>ChildFrm.h <text:s text:c="9"/>res</text:p>
      <text:p text:style-name="P4"/>
      <text:p text:style-name="P4">./SY+TY/ALGO/fg/Algorithms/res:</text:p>
      <text:p text:style-name="P4">AlgorithmsDoc.ico <text:s/>Algorithms.ico <text:s/>Algorithms.rc2 <text:s/>Toolbar.bmp</text:p>
      <text:p text:style-name="P4"/>
      <text:p text:style-name="P4">./SY+TY/ALGO/fg/AnimAlg:</text:p>
      <text:p text:style-name="P4">AnimAlgCP.h <text:s/>AnimAlg.h <text:s text:c="5"/>AnimAlgps.mk <text:s/>Dijkstra.h <text:s text:c="3"/>Edge.h <text:s text:c="4"/>Resource.h</text:p>
      <text:p text:style-name="P4">AnimAlg.cpp <text:s/>AnimAlg_i.c <text:s text:c="3"/>AnimAlg.rc <text:s text:c="3"/>Dijkstra.htm <text:s/>Graph.cpp <text:s/>StdAfx.cpp</text:p>
      <text:p text:style-name="P4">AnimAlg.def <text:s/>AnimAlg.idl <text:s text:c="3"/>AnimAlg.tlb <text:s text:c="2"/>Dijkstra.rgs <text:s/>Graph.h <text:s text:c="3"/>StdAfx.h</text:p>
      <text:p text:style-name="P4">AnimAlg.dsp <text:s/>AnimAlg_p.c <text:s text:c="3"/>dijkstra.bmp <text:s/>dlldata.c <text:s text:c="4"/>Node.cpp</text:p>
      <text:p text:style-name="P4">AnimAlg.dsw <text:s/>AnimAlgps.def <text:s/>Dijkstra.cpp <text:s/>Edge.cpp <text:s text:c="5"/>Node.h</text:p>
      <text:p text:style-name="P4"/>
      <text:p text:style-name="P4">./SY+TY/ALGO/shortestPathAlgorithm:</text:p>
      <text:p text:style-name="P4">a.out <text:s text:c="28"/>ShortestPathAlgorithm_Input2.txt</text:p>
      <text:p text:style-name="P4">ShortestPathAlgorithm.cpp <text:s text:c="8"/>ShortestPathAlgorithm_Input.PNG</text:p>
      <text:p text:style-name="P4">ShortestPathAlgorithm_Input2.PNG <text:s/>ShortestPathAlgorithm_Input.txt</text:p>
      <text:p text:style-name="P4"/>
      <text:p text:style-name="P4">./SY+TY/DAA:</text:p>
      <text:p text:style-name="P4"><text:s/>01Knapsack.c <text:s text:c="3"/>a.out <text:s text:c="5"/>job_seq.cpp <text:s text:c="2"/>merge.c <text:s text:c="3"/>qsort.c</text:p>
      <text:p text:style-name="P4">'after diwali' <text:s text:c="2"/>bubble.c <text:s text:c="2"/>linear.c <text:s text:c="5"/>minmax.c <text:s text:c="2"/>wc</text:p>
      <text:p text:style-name="P4"/>
      <text:p text:style-name="P4">'./SY+TY/DAA/after diwali':</text:p>
      <text:p text:style-name="P4">daaproj <text:s/>knapsackdyn.c <text:s/>kruskal.c <text:s/>prims.c</text:p>
      <text:p text:style-name="P4"/>
      <text:p text:style-name="P4">./SY+TY/DS:</text:p>
      <text:p text:style-name="P4"><text:s/>a.out <text:s text:c="27"/>dfsbfs.c <text:s text:c="3"/>prim.cpp</text:p>
      <text:p text:style-name="P4"><text:s/>bucketddl.cpp <text:s text:c="19"/>dll.c <text:s text:c="6"/>tbttrav.cpp</text:p>
      <text:p text:style-name="P4">'Bucket sort vs Mergesort.docx' <text:s text:c="2"/>express.c <text:s text:c="2"/>tsort.c</text:p>
      <text:p text:style-name="P4">'Bucket sort vs Mergesort.odt' <text:s text:c="3"/>fibo.c</text:p>
      <text:p text:style-name="P4"/>
      <text:p text:style-name="P4">./SY+TY/DSA:</text:p>
      <text:p text:style-name="P4">DSA <text:s/>Q17.cpp <text:s/>Q18.cpp <text:s/>Q41.cpp <text:s/>Q42.cpp</text:p>
      <text:p text:style-name="P4"/>
      <text:p text:style-name="P4">./SY+TY/DSA/DSA:</text:p>
      <text:p text:style-name="P4">'adj matrix graph.txt' <text:s text:c="2"/>express.cpp <text:s text:c="2"/>prims.txt <text:s/>'TBT INORDER POSTORDER.txt'</text:p>
      <text:p text:style-name="P4">'dll ops.txt' <text:s text:c="11"/>fibo.txt <text:s text:c="5"/>Q18.txt <text:s text:c="3"/>'tbt trav.txt'</text:p>
      <text:p text:style-name="P4"/>
      <text:p text:style-name="P4">'./SY+TY/DSA AGN':</text:p>
      <text:p text:style-name="P4">bucketddl.cpp <text:s/>express.c</text:p>
      <text:p text:style-name="P4"/>
      <text:p text:style-name="P4">./Templates:</text:p>
      <text:p text:style-name="P4"><text:soft-page-break/></text:p>
      <text:p text:style-name="P4">./Videos:</text:p>
      <text:p text:style-name="P4"/>
      <text:p text:style-name="P4"/>
      <text:list xml:id="list2002196965" text:style-name="L5">
        <text:list-item>
          <text:p text:style-name="P12">mkdir</text:p>
        </text:list-item>
      </text:list>
      <text:p text:style-name="P4">shaunak@Ubuntu-Virtualbox:~/Desktop$ mkdir shaunak </text:p>
      <text:p text:style-name="P4">shaunak@Ubuntu-Virtualbox:~/Desktop$ mkdir <text:span text:style-name="T2">SHAUNA</text:span>-HA</text:p>
      <text:p text:style-name="P4"/>
      <text:list xml:id="list654300281" text:style-name="L6">
        <text:list-item>
          <text:p text:style-name="P13">rmdir</text:p>
        </text:list-item>
      </text:list>
      <text:p text:style-name="P4">shaunak@Ubuntu-Virtualbox:~/Desktop$ <text:bookmark-start text:name="__DdeLink__5210_2103750644"/>rmdir<text:bookmark-end text:name="__DdeLink__5210_2103750644"/> <text:span text:style-name="T2">SHAUNA</text:span>-<text:span text:style-name="T2">HA</text:span></text:p>
      <text:p text:style-name="P4"/>
      <text:list xml:id="list993369023" text:style-name="L7">
        <text:list-item>
          <text:p text:style-name="P14">ps</text:p>
        </text:list-item>
      </text:list>
      <text:p text:style-name="P4">shaunak@Ubuntu-Virtualbox:~/Desktop$ ps</text:p>
      <text:p text:style-name="P4"><text:s text:c="2"/>PID TTY-H <text:s text:c="9"/>TIME CMD</text:p>
      <text:p text:style-name="P4"><text:s/>1714 pts/6 <text:s text:c="3"/>00:00:00 bash</text:p>
      <text:p text:style-name="P4"><text:s/>3185 pts/6 <text:s text:c="3"/>00:00:00 ps</text:p>
      <text:p text:style-name="P4"/>
      <text:list xml:id="list373521014" text:style-name="L8">
        <text:list-item>
          <text:p text:style-name="P15">pwd</text:p>
        </text:list-item>
      </text:list>
      <text:p text:style-name="P4">shaunak@Ubuntu-Virtualbox:~/Desktop$ pwd</text:p>
      <text:p text:style-name="P4">/home/shaunak /Desktop</text:p>
      <text:p text:style-name="P4"/>
      <text:list xml:id="list1047130255" text:style-name="L9">
        <text:list-item>
          <text:p text:style-name="P16">whoami</text:p>
        </text:list-item>
      </text:list>
      <text:p text:style-name="P4">shaunak@Ubuntu-Virtualbox:~/Desktop$ whoami</text:p>
      <text:p text:style-name="P4">shaunak </text:p>
      <text:p text:style-name="P4"/>
      <text:list xml:id="list665934602" text:style-name="L10">
        <text:list-item>
          <text:p text:style-name="P17">who</text:p>
        </text:list-item>
      </text:list>
      <text:p text:style-name="P4">shaunak@Ubuntu-Virtualbox:~/Desktop$ who</text:p>
      <text:p text:style-name="P4">shaunak <text:s text:c="6"/>tTY-H7 <text:s text:c="8"/>2019-01-21 20:57 (:0)</text:p>
      <text:p text:style-name="P4"/>
      <text:list xml:id="list346171410" text:style-name="L11">
        <text:list-item>
          <text:p text:style-name="P18">cat</text:p>
        </text:list-item>
      </text:list>
      <text:p text:style-name="P4">shaunak@Ubuntu-Virtualbox:~/Desktop/shaunak $ cat &gt;test</text:p>
      <text:p text:style-name="P5">shaunak</text:p>
      <text:p text:style-name="P4">vit</text:p>
      <text:p text:style-name="P5">TY-H-H</text:p>
      <text:p text:style-name="P4"/>
      <text:p text:style-name="P4">shaunak@Ubuntu-Virtualbox:~/Desktop/shaunak $ cat test</text:p>
      <text:p text:style-name="P5">shaunak</text:p>
      <text:p text:style-name="P4">vit</text:p>
      <text:p text:style-name="P5">TY-H-H</text:p>
      <text:p text:style-name="P4"/>
      <text:p text:style-name="P4">shaunak@Ubuntu-Virtualbox:~/Desktop/shaunak $ cat &gt;sample</text:p>
      <text:p text:style-name="P4"><text:span text:style-name="T2">j</text:span>ingle bell <text:span text:style-name="T2">j</text:span>ingle bell <text:span text:style-name="T2">j</text:span>ingle all the way</text:p>
      <text:p text:style-name="P4">hi <text:s text:c="46"/></text:p>
      <text:p text:style-name="P4">hello</text:p>
      <text:p text:style-name="P4">bye</text:p>
      <text:p text:style-name="P4">go</text:p>
      <text:p text:style-name="P4">throw </text:p>
      <text:p text:style-name="P4">pro</text:p>
      <text:p text:style-name="P4"/>
      <text:p text:style-name="P4">shaunak@Ubuntu-Virtualbox:~/Desktop/shaunak $ cat sample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<text:soft-page-break/>hello</text:p>
      <text:p text:style-name="P4">bye</text:p>
      <text:p text:style-name="P4">go</text:p>
      <text:p text:style-name="P4">throw</text:p>
      <text:p text:style-name="P4">pro</text:p>
      <text:p text:style-name="P4"/>
      <text:p text:style-name="P4">shaunak@Ubuntu-Virtualbox:~/Desktop/shaunak $ cat &lt;sample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/>
      <text:p text:style-name="P4">shaunak@Ubuntu-Virtualbox:~/Desktop/shaunak $ cat test sample</text:p>
      <text:p text:style-name="P4">shaunak </text:p>
      <text:p text:style-name="P4">vit</text:p>
      <text:p text:style-name="P4">TY-H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/>
      <text:p text:style-name="P4">shaunak@Ubuntu-Virtualbox:~/Desktop/shaunak $ cat test sample &gt; merge</text:p>
      <text:p text:style-name="P4">shaunak@Ubuntu-Virtualbox:~/Desktop/shaunak $ cat merge</text:p>
      <text:p text:style-name="P4">shaunak </text:p>
      <text:p text:style-name="P4">vit</text:p>
      <text:p text:style-name="P4">TY-H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/>
      <text:list xml:id="list2492274595" text:style-name="L12">
        <text:list-item>
          <text:p text:style-name="P19">date</text:p>
        </text:list-item>
      </text:list>
      <text:p text:style-name="P4">shaunak@Ubuntu-Virtualbox:~/Desktop/shaunak $ date</text:p>
      <text:p text:style-name="P4">Mon Jan 21 16:20:04 IST 2019</text:p>
      <text:p text:style-name="P4"/>
      <text:list xml:id="list3562247874" text:style-name="L13">
        <text:list-item>
          <text:p text:style-name="P20">time</text:p>
        </text:list-item>
      </text:list>
      <text:p text:style-name="P4">shaunak@Ubuntu-Virtualbox:~/Desktop/shaunak $ time</text:p>
      <text:p text:style-name="P4"/>
      <text:p text:style-name="P4">real<text:tab/>0m0.000s</text:p>
      <text:p text:style-name="P4">user<text:tab/>0m0.000s</text:p>
      <text:p text:style-name="P4">sys<text:tab/>0m0.000s</text:p>
      <text:p text:style-name="P4"/>
      <text:list xml:id="list3913932838" text:style-name="L14">
        <text:list-item>
          <text:p text:style-name="P21">cal</text:p>
        </text:list-item>
      </text:list>
      <text:p text:style-name="P4"><text:soft-page-break/>shaunak@Ubuntu-Virtualbox:~/Desktop/shaunak $ cal</text:p>
      <text:p text:style-name="P4"><text:s text:c="4"/>January 2019 <text:s text:c="5"/></text:p>
      <text:p text:style-name="P4">Su Mo Tu We Th Fr Sa <text:s/></text:p>
      <text:p text:style-name="P4"><text:s text:c="7"/>1 <text:s/>2 <text:s/>3 <text:s/>4 <text:s/>5 <text:s/></text:p>
      <text:p text:style-name="P4"><text:s/>6 <text:s/>7 <text:s/>8 <text:s/>9 10 11 12 <text:s/></text:p>
      <text:p text:style-name="P4">13 14 15 16 17 18 19 <text:s/></text:p>
      <text:p text:style-name="P4">20 21 22 23 24 25 26 <text:s/></text:p>
      <text:p text:style-name="P4">27 28 29 30 31 <text:s text:c="7"/></text:p>
      <text:p text:style-name="P4"/>
      <text:list xml:id="list1704049462" text:style-name="L15">
        <text:list-item>
          <text:p text:style-name="P22">bc</text:p>
        </text:list-item>
      </text:list>
      <text:p text:style-name="P4">shaunak@Ubuntu-Virtualbox:~/Desktop/shaunak $ echo 12+5 | bc</text:p>
      <text:p text:style-name="P4">17</text:p>
      <text:p text:style-name="P4">shaunak@Ubuntu-Virtualbox:~/Desktop/shaunak $ echo 10*2 | bc</text:p>
      <text:p text:style-name="P4">20</text:p>
      <text:p text:style-name="P4">shaunak@Ubuntu-Virtualbox:~/Desktop/shaunak $ echo 10-2 | bc</text:p>
      <text:p text:style-name="P4">8</text:p>
      <text:p text:style-name="P4">shaunak@Ubuntu-Virtualbox:~/Desktop/shaunak $ echo 10^2 | bc</text:p>
      <text:p text:style-name="P4">100</text:p>
      <text:p text:style-name="P4"/>
      <text:p text:style-name="P4">shaunak@Ubuntu-Virtualbox:~/Desktop/shaunak $ echo 12+5 | bc</text:p>
      <text:p text:style-name="P4">17</text:p>
      <text:p text:style-name="P4">shaunak@Ubuntu-Virtualbox:~/Desktop/shaunak $ echo 10*2 | bc</text:p>
      <text:p text:style-name="P4">20</text:p>
      <text:p text:style-name="P4">shaunak@Ubuntu-Virtualbox:~/Desktop/shaunak $ echo 10-2 | bc</text:p>
      <text:p text:style-name="P4">8</text:p>
      <text:p text:style-name="P4">shaunak@Ubuntu-Virtualbox:~/Desktop/shaunak $ echo 10^2 | bc</text:p>
      <text:p text:style-name="P4">100</text:p>
      <text:p text:style-name="P4"/>
      <text:p text:style-name="P4">shaunak@Ubuntu-Virtualbox:~/Desktop/shaunak $ cat sample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>shaunak@Ubuntu-Virtualbox:~/Desktop/shaunak $ cat &gt;&gt; sample 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8</text:p>
      <text:p text:style-name="P4">9</text:p>
      <text:p text:style-name="P4">0</text:p>
      <text:p text:style-name="P4"/>
      <text:p text:style-name="P4">shaunak@Ubuntu-Virtualbox:~/Desktop/shaunak $ cat &lt; sample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<text:soft-page-break/>bye</text:p>
      <text:p text:style-name="P4">go</text:p>
      <text:p text:style-name="P4">throw</text:p>
      <text:p text:style-name="P4">pro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8</text:p>
      <text:p text:style-name="P4">9</text:p>
      <text:p text:style-name="P4">0</text:p>
      <text:p text:style-name="P1"/>
      <text:p text:style-name="P4">shaunak@Ubuntu-Virtualbox:~/Desktop/shaunak $ cat sample</text:p>
      <text:p text:style-name="P4"><text:span text:style-name="T2">j</text:span>ingle bell z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/>
      <text:p text:style-name="P4"/>
      <text:p text:style-name="P4">shaunak@Ubuntu-Virtualbox:~/Desktop/shaunak $ cat &gt;&gt; sample 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8</text:p>
      <text:p text:style-name="P4">9</text:p>
      <text:p text:style-name="P4">0</text:p>
      <text:p text:style-name="P4"/>
      <text:p text:style-name="P4">shaunak@Ubuntu-Virtualbox:~/Desktop/shaunak $ cat &lt; sample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<text:soft-page-break/>8</text:p>
      <text:p text:style-name="P4">9</text:p>
      <text:p text:style-name="P4">0</text:p>
      <text:p text:style-name="P4">shaunak@Ubuntu-Virtualbox:~/Desktop/shaunak $ cat sample test &gt; result</text:p>
      <text:p text:style-name="P4">shaunak@Ubuntu-Virtualbox:~/Desktop/shaunak $ cat sample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8</text:p>
      <text:p text:style-name="P4">9</text:p>
      <text:p text:style-name="P4">0</text:p>
      <text:p text:style-name="P4">shaunak@Ubuntu-Virtualbox:~/Desktop/shaunak $ cat test</text:p>
      <text:p text:style-name="P4">shaunak </text:p>
      <text:p text:style-name="P4">vit</text:p>
      <text:p text:style-name="P4">TY-H</text:p>
      <text:p text:style-name="P4"/>
      <text:p text:style-name="P4">shaunak@Ubuntu-Virtualbox:~/Desktop/shaunak $ cat result</text:p>
      <text:p text:style-name="P4"><text:span text:style-name="T2">j</text:span>ingle bell <text:span text:style-name="T2">j</text:span>ingle bell <text:span text:style-name="T2">j</text:span>ingle all the way</text:p>
      <text:p text:style-name="P4">hi</text:p>
      <text:p text:style-name="P4">hello</text:p>
      <text:p text:style-name="P4">bye</text:p>
      <text:p text:style-name="P4">go</text:p>
      <text:p text:style-name="P4">throw</text:p>
      <text:p text:style-name="P4">pro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8</text:p>
      <text:p text:style-name="P4">9</text:p>
      <text:p text:style-name="P4">0</text:p>
      <text:p text:style-name="P4">shaunak </text:p>
      <text:p text:style-name="P4">vit</text:p>
      <text:p text:style-name="P4">TY-H</text:p>
      <text:p text:style-name="P4"/>
      <text:p text:style-name="P4"/>
      <text:p text:style-name="P4">shaunak@Ubuntu-Virtualbox:~/Desktop/shaunak $ cat test</text:p>
      <text:p text:style-name="P4">shaunak </text:p>
      <text:p text:style-name="P4"><text:soft-page-break/>vit</text:p>
      <text:p text:style-name="P4">TY-H</text:p>
      <text:p text:style-name="P4">shaunak@Ubuntu-Virtualbox:~/Desktop/shaunak $ cp test file1</text:p>
      <text:p text:style-name="P4">shaunak@Ubuntu-Virtualbox:~/Desktop/shaunak $ cat &lt; file1</text:p>
      <text:p text:style-name="P4">shaunak </text:p>
      <text:p text:style-name="P4">vit</text:p>
      <text:p text:style-name="P4">TY-H</text:p>
      <text:p text:style-name="P4"/>
      <text:p text:style-name="P4">shaunak@Ubuntu-Virtualbox:~$ date</text:p>
      <text:p text:style-name="P4">Wed Feb 27 21:16:47 IST 2019</text:p>
      <text:p text:style-name="P4"/>
      <text:list xml:id="list2898034993" text:style-name="L16">
        <text:list-item>
          <text:p text:style-name="P23">different date options</text:p>
        </text:list-item>
      </text:list>
      <text:p text:style-name="P2">shaunak@Ubuntu-Virtualbox:~$ date +%D</text:p>
      <text:p text:style-name="P2">02/27/19</text:p>
      <text:p text:style-name="P2">shaunak@Ubuntu-Virtualbox:~$ date +%T</text:p>
      <text:p text:style-name="P2">21:17:43</text:p>
      <text:p text:style-name="P2">shaunak@Ubuntu-Virtualbox:~$ date +%d</text:p>
      <text:p text:style-name="P2">27</text:p>
      <text:p text:style-name="P2">shaunak@Ubuntu-Virtualbox:~$ date +%m</text:p>
      <text:p text:style-name="P2">02</text:p>
      <text:p text:style-name="P2">shaunak@Ubuntu-Virtualbox:~$ date +%y</text:p>
      <text:p text:style-name="P2">19</text:p>
      <text:p text:style-name="P2">shaunak@Ubuntu-Virtualbox:~$ date +%a</text:p>
      <text:p text:style-name="P2">Wed</text:p>
      <text:p text:style-name="P2"/>
      <text:p text:style-name="P2">shaunak@Ubuntu-Virtualbox:~$ date +%A</text:p>
      <text:p text:style-name="P2">Wednesday</text:p>
      <text:p text:style-name="P3"/>
      <text:p text:style-name="P3"/>
      <text:p text:style-name="P3">shaunak@Ubuntu-Virtualbox:~/Desktop/shaunak $ cat f1</text:p>
      <text:p text:style-name="P3">abc</text:p>
      <text:p text:style-name="P3">efg</text:p>
      <text:p text:style-name="P3">pqr</text:p>
      <text:p text:style-name="P3">xyz</text:p>
      <text:p text:style-name="P3"/>
      <text:p text:style-name="P3">shaunak@Ubuntu-Virtualbox:~/Desktop/shaunak $ cat f2</text:p>
      <text:p text:style-name="P3">abc </text:p>
      <text:p text:style-name="P3">pqr</text:p>
      <text:p text:style-name="P3">lmn</text:p>
      <text:p text:style-name="P3">xyz</text:p>
      <text:p text:style-name="P3"/>
      <text:p text:style-name="P3">shaunak@Ubuntu-Virtualbox:~/Desktop/shaunak $ cmp f1 f2</text:p>
      <text:p text:style-name="P3">f1 f2 differ: byte 4, line 1</text:p>
      <text:p text:style-name="P3"/>
      <text:p text:style-name="P3">shaunak@Ubuntu-Virtualbox:~/Desktop/shaunak $ comm f1 f2</text:p>
      <text:p text:style-name="P3">abc</text:p>
      <text:p text:style-name="P3"><text:tab/>abc </text:p>
      <text:p text:style-name="P3">efg</text:p>
      <text:p text:style-name="P3"><text:tab/><text:tab/>pqr</text:p>
      <text:p text:style-name="P3">comm: file 2 is not in sorted order</text:p>
      <text:p text:style-name="P3"><text:tab/>lmn</text:p>
      <text:p text:style-name="P3"><text:tab/><text:tab/>xyz</text:p>
      <text:p text:style-name="P1"><text:soft-page-break/></text:p>
      <text:p text:style-name="P4">shaunak@Ubuntu-Virtualbox:~/Desktop/shaunak $ diff f1 f2</text:p>
      <text:p text:style-name="P4">1,2c1</text:p>
      <text:p text:style-name="P4">&lt; abc</text:p>
      <text:p text:style-name="P4">&lt; efg</text:p>
      <text:p text:style-name="P4">---</text:p>
      <text:p text:style-name="P4">&gt; abc </text:p>
      <text:p text:style-name="P4">3a3</text:p>
      <text:p text:style-name="P4">&gt; lmn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25:36.604411519</meta:creation-date>
    <dc:date>2019-04-08T21:12:10.010384210</dc:date>
    <meta:editing-duration>PT9M59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0" meta:paragraph-count="402" meta:word-count="1023" meta:character-count="9352" meta:non-whitespace-character-count="7667"/>
  </office:meta>
</office:document-meta>
</file>